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dening Site</text:p>
      <text:p text:style-name="P2">Scenario</text:p>
      <text:p text:style-name="P2"/>
      <text:p text:style-name="P3">Jason Shurmer created a post on the next-door app about starting his own gardening business. I approached him with a business starter site to drive some customers to which he accepted.</text:p>
      <text:p text:style-name="P3"/>
      <text:p text:style-name="P3">Using his original post I created quick design using sample images from unsplash and pixel. The design was sent to Jason and I didn't receive a response, but I decided to create a prototype of the design and add it to my portfolio anyway.</text:p>
      <text:p text:style-name="P3"/>
      <text:p text:style-name="P2">Objective</text:p>
      <text:p text:style-name="P2"/>
      <text:p text:style-name="P3">The objective of the site was to help drive customers to a new business, therefore there should be a service focus and ease of use. Potential customers should be able to contact the business owner with ease. The website should be the sole property of the business owner. The site should be informative but easy on the eye.</text:p>
      <text:p text:style-name="P3"/>
      <text:p text:style-name="P2">Objectives Met</text:p>
      <text:p text:style-name="P2"/>
      <text:p text:style-name="P3">Service focus achieved by:</text:p>
      <text:p text:style-name="P3"><text:tab/>-highlight of website</text:p>
      <text:p text:style-name="P3"><text:tab/>-hover-able images</text:p>
      <text:p text:style-name="P3"><text:tab/>-images are clickable</text:p>
      <text:p text:style-name="P3"/>
      <text:p text:style-name="P3">Ease of use achieved by:</text:p>
      <text:p text:style-name="P3"><text:tab/>-minimum navigation menu</text:p>
      <text:p text:style-name="P3"><text:tab/>-smooth scrolling to sections of website</text:p>
      <text:p text:style-name="P3"><text:tab/>-completely responsive from mobile to desktop and everything in-between</text:p>
      <text:p text:style-name="P3"><text:tab/>-cursor changes to identify what is clickable</text:p>
      <text:p text:style-name="P3"><text:tab/>-social media links</text:p>
      <text:p text:style-name="P3"><text:tab/>-contact section clickable</text:p>
      <text:p text:style-name="P3"/>
      <text:p text:style-name="P3">Sole property of business owner achieved by:</text:p>
      <text:p text:style-name="P3"><text:tab/>-copyright stamp in the footer</text:p>
      <text:p text:style-name="P3"/>
      <text:p text:style-name="P3">Contact with the business owner achieved by:</text:p>
      <text:p text:style-name="P3"><text:tab/>-contact section</text:p>
      <text:p text:style-name="P3"><text:tab/>-clickable details which open methods automatically and auto fill the contact detail</text:p>
      <text:p text:style-name="P3"><text:tab/>-address detailed in the footer</text:p>
      <text:p text:style-name="P3"/>
      <text:p text:style-name="P3">Informative but easy on the eye achieved by:</text:p>
      <text:p text:style-name="P3"><text:tab/>-service information displayed in column like layout</text:p>
      <text:p text:style-name="P3"><text:tab/>-service information provided with heading and image</text:p>
      <text:p text:style-name="P3"><text:tab/>-colour pallet is minimal but effective</text:p>
      <text:p text:style-name="P3"><text:tab/>-transparent navigation menu to allow cover image to be seen clearly</text:p>
      <text:p text:style-name="P3"><text:tab/>-navigation menu animation on mobile</text:p>
      <text:p text:style-name="P3"><text:tab/>-contact box with box shadow to differentiate between the body of the page and the contact <text:tab/>details</text:p>
      <text:p text:style-name="P3"><text:tab/>-navigation items change when hovered to identify which is being hovered ove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aron Griffin</meta:initial-creator>
    <meta:creation-date>2021-01-15T11:45:53.80</meta:creation-date>
    <meta:document-statistic meta:table-count="0" meta:image-count="0" meta:object-count="0" meta:page-count="1" meta:paragraph-count="32" meta:word-count="298" meta:character-count="1860"/>
    <dc:date>2021-01-15T12:00:48.50</dc:date>
    <dc:creator>Aaron Griffin</dc:creator>
    <meta:editing-duration>PT14M56S</meta:editing-duration>
    <meta:editing-cycles>1</meta:editing-cycles>
    <meta:generator>OpenOffice/4.1.7$Win32 OpenOffice.org_project/417m1$Build-9800</meta:generator>
  </office:meta>
</office:document-meta>
</file>